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3.25in" style:type="center"/>
          <style:tab-stop style:position="6.4063in"/>
          <style:tab-stop style:position="6.5in" style:type="right"/>
          <style:tab-stop style:position="6.9252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line-height="200%"/>
      <style:text-properties fo:font-size="15pt" style:font-size-asian="15pt" style:font-size-complex="15pt"/>
    </style:style>
    <style:style style:name="P9" style:family="paragraph" style:parent-style-name="Standard">
      <style:paragraph-properties fo:line-height="200%"/>
      <style:text-properties fo:font-size="15pt" officeooo:rsid="000db6f0" officeooo:paragraph-rsid="000db6f0" style:font-size-asian="15pt" style:font-size-complex="15pt"/>
    </style:style>
    <style:style style:name="P10" style:family="paragraph" style:parent-style-name="Standard">
      <style:paragraph-properties fo:line-height="200%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 style:master-page-name="MP1">
      <style:paragraph-properties style:page-number="auto" fo:break-before="page"/>
      <style:text-properties fo:font-size="15pt" style:font-size-asian="15pt" style:font-size-complex="15pt"/>
    </style:style>
    <style:style style:name="P13" style:family="paragraph" style:parent-style-name="Standard">
      <style:paragraph-properties fo:line-height="200%"/>
      <style:text-properties fo:font-size="12pt" officeooo:rsid="000db6f0" officeooo:paragraph-rsid="000db6f0" style:font-size-asian="10.5pt" style:font-size-complex="12pt"/>
    </style:style>
    <style:style style:name="P14" style:family="paragraph" style:parent-style-name="Standard">
      <style:paragraph-properties fo:line-height="200%"/>
      <style:text-properties fo:font-size="12pt" officeooo:rsid="000db6f0" officeooo:paragraph-rsid="001145ba" style:font-size-asian="10.5pt" style:font-size-complex="12pt"/>
    </style:style>
    <style:style style:name="P15" style:family="paragraph" style:parent-style-name="Standard">
      <style:text-properties fo:font-size="15pt" style:font-size-asian="15pt" style:font-size-complex="15pt"/>
    </style:style>
    <style:style style:name="P16" style:family="paragraph" style:parent-style-name="Standard">
      <style:paragraph-properties fo:line-height="200%"/>
      <style:text-properties fo:font-size="15pt" officeooo:rsid="000db6f0" officeooo:paragraph-rsid="000db6f0" style:font-size-asian="15pt" style:font-size-complex="15pt"/>
    </style:style>
    <style:style style:name="P17" style:family="paragraph" style:parent-style-name="Standard">
      <style:paragraph-properties fo:line-height="200%"/>
      <style:text-properties fo:font-size="15pt" officeooo:rsid="001145ba" officeooo:paragraph-rsid="001145ba" style:font-size-asian="15pt" style:font-size-complex="15pt"/>
    </style:style>
    <style:style style:name="P18" style:family="paragraph" style:parent-style-name="Standard">
      <style:paragraph-properties fo:line-height="200%"/>
      <style:text-properties fo:font-size="15pt" style:font-size-asian="15pt" style:font-size-complex="15pt"/>
    </style:style>
    <style:style style:name="P19" style:family="paragraph" style:parent-style-name="Standard">
      <style:paragraph-properties fo:line-height="200%"/>
      <style:text-properties officeooo:rsid="001145ba" officeooo:paragraph-rsid="001145ba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text-properties fo:font-size="10pt" officeooo:rsid="000f8bad" officeooo:paragraph-rsid="000f8bad" style:font-size-asian="10pt" style:font-size-complex="10pt"/>
    </style:style>
    <style:style style:name="P22" style:family="paragraph" style:parent-style-name="Standard">
      <style:text-properties fo:font-size="10pt" officeooo:rsid="0012f429" officeooo:paragraph-rsid="0012f429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db6f0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officeooo:rsid="000f8bad"/>
    </style:style>
    <style:style style:name="T6" style:family="text">
      <style:text-properties officeooo:rsid="001145ba"/>
    </style:style>
    <style:style style:name="T7" style:family="text">
      <style:text-properties officeooo:rsid="0012f4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Standard"/>
      <text:p text:style-name="P4">User Manual for Dirty Mike and the Boys</text:p>
      <text:p text:style-name="P4">R1</text:p>
      <text:p text:style-name="P5"/>
      <text:p text:style-name="P6">Group Members</text:p>
      <text:p text:style-name="P7">Kristopher Pepper</text:p>
      <text:p text:style-name="P7">Arif Mohammad</text:p>
      <text:p text:style-name="P7">Jeremy Smith</text:p>
      <text:p text:style-name="P7">Jacob Culley</text:p>
      <text:p text:style-name="P12">Table of Contents</text:p>
      <text:p text:style-name="Standard"/>
      <text:p text:style-name="P20">Help Menu………………………………………………………………………………………………3</text:p>
      <text:p text:style-name="P20"/>
      <text:p text:style-name="P20">Get and Set Time………………………………………………………………………………………...3</text:p>
      <text:p text:style-name="P20"/>
      <text:p text:style-name="P20">Get and Set Date………………………………………………………………………………………...3</text:p>
      <text:p text:style-name="P20"/>
      <text:p text:style-name="P20">Create PCB………………………………………………………………………………………………3 </text:p>
      <text:p text:style-name="P20"/>
      <text:p text:style-name="P20">Delete PCB……………………………………………………………………………………………….4</text:p>
      <text:p text:style-name="P20"/>
      <text:p text:style-name="P20">Block……………………………………………………………………………………………………..4</text:p>
      <text:p text:style-name="P20"/>
      <text:p text:style-name="P20">Unblock………………………………………………………………………………………………….4</text:p>
      <text:p text:style-name="P20"/>
      <text:p text:style-name="P20">Suspend…………………………………………………………………………………………………..4</text:p>
      <text:p text:style-name="P20"/>
      <text:p text:style-name="P20">Resume…………………………………………………………………………………………………..4</text:p>
      <text:p text:style-name="P20"/>
      <text:p text:style-name="P20">Set Priority……………………………………………………………………………………………….4</text:p>
      <text:p text:style-name="P20"/>
      <text:p text:style-name="P20">Show PCB………………………………………………………………………………………………..5</text:p>
      <text:p text:style-name="P20"/>
      <text:p text:style-name="P20">Show Ready Processes …………………………………………………………………………………..5</text:p>
      <text:p text:style-name="P20"/>
      <text:p text:style-name="P20">Show Blocked Processes…………………………………………………………………………………5</text:p>
      <text:p text:style-name="P20"/>
      <text:p text:style-name="P20">Show All Processes………………………………………………………………………………………5</text:p>
      <text:p text:style-name="P20"/>
      <text:p text:style-name="P21">Yield……………………………………………………………………………………………………..5</text:p>
      <text:p text:style-name="P21"/>
      <text:p text:style-name="P21">LoadR3…………………………………………………………………………………………………..5</text:p>
      <text:p text:style-name="P21"/>
      <text:p text:style-name="P22">Initialize Heap……………………………………………………………………………………………5</text:p>
      <text:p text:style-name="P22"/>
      <text:p text:style-name="P22">Allocate Memory………………………………………………………………………………………...5</text:p>
      <text:p text:style-name="P22"/>
      <text:p text:style-name="P22">Free Memory……………………………………………………………………………………………..6</text:p>
      <text:p text:style-name="P22"/>
      <text:p text:style-name="P22">IsEmpty………………………………………………………………………………………………….…6</text:p>
      <text:p text:style-name="P22"/>
      <text:p text:style-name="P22">Show Free Memory………………………………………………………………………………………...6</text:p>
      <text:p text:style-name="P22"/>
      <text:p text:style-name="P22">Show Allocated Memory…………………………………………………………………………………...6</text:p>
      <text:p text:style-name="P20"/>
      <text:p text:style-name="P20">Version……………………………………………………………………………………………………...<text:span text:style-name="T7">6</text:span></text:p>
      <text:p text:style-name="P20"/>
      <text:p text:style-name="P20">Exit…………………………………………………………………………………………………….....<text:span text:style-name="T5">6</text:span></text:p>
      <text:p text:style-name="Standard"/>
      <text:p text:style-name="Standard"/>
      <text:p text:style-name="Standard"/>
      <text:p text:style-name="P15"/>
      <text:p text:style-name="P8"><text:soft-page-break/>Help</text:p>
      <text:p text:style-name="P10"><text:tab/>The operating system comes equipped with a full help menu that gives you a brief description of each program. <text:s/>It also tell you what inputs to put in the functions. <text:s/>It also tells you how to access the functions.</text:p>
      <text:p text:style-name="P8">Get Date</text:p>
      <text:p text:style-name="P10"><text:span text:style-name="Default_20_Paragraph_20_Font"><text:span text:style-name="T1"><text:tab/></text:span></text:span>Get date allows the user to access the Operating systems calendar and it will return the current date. <text:s/>In-order to first access get date first the user must access set date to first initialize what the date is.</text:p>
      <text:p text:style-name="P8">Set Date</text:p>
      <text:p text:style-name="P10"><text:span text:style-name="Default_20_Paragraph_20_Font"><text:span text:style-name="T1"><text:tab/></text:span></text:span>Set date allows the user to set the current date to what he wants. <text:s/>The date will be entered in the following format: Enter year “####”, enter month “##” and enter day “##”.</text:p>
      <text:p text:style-name="P8">Get Time</text:p>
      <text:p text:style-name="P10"><text:tab/>Get time works almost in the same way that get date does. <text:s/>When you call this command it will display the current time that you have previously set will set time.</text:p>
      <text:p text:style-name="P8">Set Time</text:p>
      <text:p text:style-name="P10"><text:tab/>This function is used to enter the time into the operating system. Military time is used. The time will be entered as follows: the first prompt will ask for hours “##”, the second will ask for minutes”##” and the third will ask for seconds”##”</text:p>
      <text:p text:style-name="P8">Create PCB</text:p>
      <text:p text:style-name="P10"><text:span text:style-name="Default_20_Paragraph_20_Font"><text:span text:style-name="T1"><text:tab/></text:span></text:span>This function allows the user to create a PCB by which the user must provide what the process' name, class, and priority is. <text:s/>The name is what the process will be referred as and most be unique <text:soft-page-break/>among all other PCBs. <text:s/>The class will be either a system or application<text:span text:style-name="Default_20_Paragraph_20_Font"><text:span text:style-name="T3">. </text:span></text:span>Finally the priority will determine how important the process is and will be between 0 through 9, 0 will execute first compared to a 9 priority.</text:p>
      <text:p text:style-name="P8">Delete PCB</text:p>
      <text:p text:style-name="P10"><text:tab/>When the user calls delete PCB it will remove a PCB that the user specifies during the call. <text:s/>The name must be valid otherwise the process will throw an error.</text:p>
      <text:p text:style-name="P8">Block PCB</text:p>
      <text:p text:style-name="P10"><text:span text:style-name="Default_20_Paragraph_20_Font"><text:span text:style-name="T1"><text:tab/></text:span></text:span>Block PCB takes a valid PCB and places it into a blocked state. <text:s/>When using the command you must make sure that you are using the appropriate process name or the function will throw an error.</text:p>
      <text:p text:style-name="P8">Unblock PCB</text:p>
      <text:p text:style-name="P10"><text:span text:style-name="Default_20_Paragraph_20_Font"><text:span text:style-name="T1"><text:tab/></text:span></text:span>This function will take a valid blocked PCB and unblock it and stick it into the appropriate queue. <text:s/>The user must check if the name matches a PCB and also that the PCB is blocked.</text:p>
      <text:p text:style-name="P8">Suspend PCB</text:p>
      <text:p text:style-name="P10"><text:span text:style-name="Default_20_Paragraph_20_Font"><text:span text:style-name="T1"><text:tab/></text:span></text:span>This function places a valid PCB into a suspended state and puts it into its proper queue. </text:p>
      <text:p text:style-name="P8">Resume PCB</text:p>
      <text:p text:style-name="P10"><text:span text:style-name="Default_20_Paragraph_20_Font"><text:span text:style-name="T1"><text:tab/></text:span></text:span>Resume PCB takes in a PCB that is suspended and resumes it by putting it in a not suspended state. <text:s/>This requires a valid process.</text:p>
      <text:p text:style-name="P8">Set PCB Priority</text:p>
      <text:p text:style-name="P10"><text:span text:style-name="Default_20_Paragraph_20_Font"><text:span text:style-name="T1"><text:tab/></text:span></text:span>Sets a PCB's priority then reinserts the process into the correct place that correlates to the new priority.</text:p>
      <text:p text:style-name="P8">Show PCB</text:p>
      <text:p text:style-name="P10"><text:soft-page-break/><text:span text:style-name="Default_20_Paragraph_20_Font"><text:span text:style-name="T1"><text:tab/></text:span></text:span>When the user calls the method of show PCB it will display the process’ name, class, state, suspended status, and what its priority is for a valid PCB.</text:p>
      <text:p text:style-name="P8">Show Ready</text:p>
      <text:p text:style-name="P10"><text:tab/>Show ready is very similar to show PCB except that it will display the information for all current PCBs in the ready queue.</text:p>
      <text:p text:style-name="P8">Show Blocked</text:p>
      <text:p text:style-name="P10"><text:tab/>Will show the current information for all the PCB’s that are in the blocked queue.</text:p>
      <text:p text:style-name="P8">Show All</text:p>
      <text:p text:style-name="P10"><text:tab/>Show all is a combination of both show ready and show blocked as it will show the information for all PCBs in either the blocked and ready queues</text:p>
      <text:p text:style-name="P9">Yield</text:p>
      <text:p text:style-name="P9"><text:tab/><text:span text:style-name="T4">Yield is a command that will cause the command handler to yield to other processes (give up its cpu time).</text:span></text:p>
      <text:p text:style-name="P9">LoadR3</text:p>
      <text:p text:style-name="P13"><text:tab/>LoadR3 is a command that will load all of the current r3 processes into memory in a suspended ready state at the priority that the process has.</text:p>
      <text:p text:style-name="P19"><text:span text:style-name="T2">I</text:span><text:span text:style-name="T1">nitialize Heap</text:span></text:p>
      <text:p text:style-name="P14"><text:tab/><text:span text:style-name="T6">Initialize heap will allow allow the user to allocate all the memory available</text:span></text:p>
      <text:p text:style-name="P17">Allocate Memory</text:p>
      <text:p text:style-name="P14"><text:tab/><text:span text:style-name="T6">Allocate Memory will allow the user to allocate memory from the heap</text:span></text:p>
      <text:p text:style-name="P17">Free Memory</text:p>
      <text:p text:style-name="P14"><text:soft-page-break/><text:tab/><text:span text:style-name="T6">Free Memory is a function that will be used to free a particular block of memory</text:span></text:p>
      <text:p text:style-name="P17">IsEmpty</text:p>
      <text:p text:style-name="P14"><text:tab/><text:span text:style-name="T6">IsEmpty is a function that when used tells the user whether the heap is empty or not</text:span></text:p>
      <text:p text:style-name="P17">Show Free Memory</text:p>
      <text:p text:style-name="P14"><text:tab/><text:span text:style-name="T6">Show Free Memory is a function that will show the address blocks and size of the free memory</text:span></text:p>
      <text:p text:style-name="P17">Show Allocated Memory</text:p>
      <text:p text:style-name="P14"><text:tab/><text:span text:style-name="T6">Show Allocated Memory is a function that will the address blocks and size of the allocated memory</text:span></text:p>
      <text:p text:style-name="P8">Version</text:p>
      <text:p text:style-name="P10"><text:tab/>When you choose this program you will be shown what the most recent version is and when it was completed.</text:p>
      <text:p text:style-name="P8">Exit</text:p>
      <text:p text:style-name="P10"><text:tab/>Exit allows you to safely leave the OS, after you are finished with all the progra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3.25in" style:type="center"/>
          <style:tab-stop style:position="6.4063in"/>
          <style:tab-stop style:position="6.5in" style:type="right"/>
          <style:tab-stop style:position="6.9252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965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/>
      </style:header>
      <style:footer>
        <text:p text:style-name="MP2"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northk</meta:initial-creator>
    <meta:creation-date>2016-02-25T21:44:00Z</meta:creation-date>
    <dc:date>2016-04-07T18:50:19.461617822</dc:date>
    <meta:editing-cycles>9</meta:editing-cycles>
    <meta:editing-duration>PT51M35S</meta:editing-duration>
    <meta:document-statistic meta:table-count="0" meta:image-count="0" meta:object-count="0" meta:page-count="6" meta:paragraph-count="85" meta:word-count="813" meta:character-count="5308" meta:non-whitespace-character-count="4541"/>
    <meta:template xlink:type="simple" xlink:actuate="onRequest" xlink:title="" xlink:href="../../.cache/.fr-Io7qFu/dirtymikeandtheboys-cs-450-fed565a90be5/USER%20manual.odt/Normal"/>
  </office:meta>
</office:document-meta>
</file>